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 fo:background-color="#FFFF00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 fo:background-color="#FFFF00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 fo:background-color="#FFFF00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5" style:family="paragraph"/>
    <style:style style:name="P55" style:parent-style-name="Normal" style:list-style-name="LFO5" style:family="paragraph"/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6" style:family="paragraph"/>
    <style:style style:name="P59" style:parent-style-name="Normal" style:list-style-name="LFO6" style:family="paragraph"/>
    <style:style style:name="P60" style:parent-style-name="Normal" style:family="paragraph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7" style:family="paragraph"/>
    <style:style style:name="P63" style:parent-style-name="Normal" style:list-style-name="LFO7" style:family="paragraph"/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7" style:family="paragraph"/>
    <style:style style:name="P66" style:parent-style-name="Normal" style:list-style-name="LFO7" style:family="paragraph"/>
    <style:style style:name="P67" style:parent-style-name="Normal" style:family="paragraph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8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9" style:family="paragraph"/>
    <style:style style:name="T73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P74" style:parent-style-name="Normal" style:list-style-name="LFO10" style:family="paragraph"/>
    <style:style style:name="P75" style:parent-style-name="Normal" style:list-style-name="LFO10" style:family="paragraph"/>
    <style:style style:name="P76" style:parent-style-name="Normal" style:list-style-name="LFO10" style:family="paragraph"/>
    <style:style style:name="P77" style:parent-style-name="Normal" style:list-style-name="LFO10" style:family="paragraph"/>
    <style:style style:name="P78" style:parent-style-name="Normal" style:list-style-name="LFO10" style:family="paragraph"/>
    <style:style style:name="P79" style:parent-style-name="Normal" style:list-style-name="LFO10" style:family="paragraph"/>
    <style:style style:name="T80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P81" style:parent-style-name="Normal" style:list-style-name="LFO11" style:family="paragraph"/>
    <style:style style:name="P82" style:parent-style-name="Normal" style:list-style-name="LFO11" style:family="paragraph"/>
    <style:style style:name="P83" style:parent-style-name="Normal" style:list-style-name="LFO11" style:family="paragraph"/>
    <style:style style:name="P84" style:parent-style-name="Normal" style:list-style-name="LFO11" style:family="paragraph"/>
    <style:style style:name="T85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P86" style:parent-style-name="Normal" style:list-style-name="LFO12" style:family="paragraph"/>
    <style:style style:name="P87" style:parent-style-name="Normal" style:list-style-name="LFO12" style:family="paragraph"/>
    <style:style style:name="P88" style:parent-style-name="Normal" style:list-style-name="LFO12" style:family="paragraph"/>
    <style:style style:name="P89" style:parent-style-name="Normal" style:list-style-name="LFO12" style:family="paragraph"/>
  </office:automatic-styles>
  <office:body>
    <office:text text:use-soft-page-breaks="true">
      <text:p text:style-name="P1"><text:span text:style-name="T2">Business Requirements Document (BRD)</text:span></text:p>
      <text:p text:style-name="P3"><text:span text:style-name="T4">Project: Pizza Sales Analysis</text:span></text:p>
      <text:p text:style-name="Normal"><text:span text:style-name="T5">Project Overview</text:span></text:p>
      <text:p text:style-name="Normal">The Pizza Sales Analysis project is designed to analyse transactional sales data from a pizza store. The goal is to identify key business insights, trends, and KPIs that will help management make informed decisions related to sales, marketing, and operations.</text:p>
      <text:p text:style-name="Normal"/>
      <text:p text:style-name="Normal"><text:span text:style-name="T6">Business Objectives</text:span></text:p>
      <text:list text:style-name="LFO1" text:continue-numbering="true">
        <text:list-item>
          <text:p text:style-name="P7">Identify overall revenue, total pizzas sold, and total number of orders.</text:p>
        </text:list-item>
        <text:list-item>
          <text:p text:style-name="P8">Determine sales distribution by pizza category, size, and type.</text:p>
        </text:list-item>
        <text:list-item>
          <text:p text:style-name="P9">Analyse time-based trends in sales (daily, monthly, and yearly).</text:p>
        </text:list-item>
        <text:list-item>
          <text:p text:style-name="P10">Highlight best-selling and least-selling pizzas by revenue and quantity.</text:p>
        </text:list-item>
        <text:list-item>
          <text:p text:style-name="P11">Understand customer purchasing behaviour through<text:s/><text:span text:style-name="T12">Average Order Value (AOV)</text:span><text:s/>and<text:s/><text:span text:style-name="T13">Average Pizza per Order</text:span>.</text:p>
        </text:list-item>
        <text:list-item>
          <text:p text:style-name="P14">Provide visualization dashboards for effective decision-making.</text:p>
        </text:list-item>
      </text:list>
      <text:p text:style-name="Normal"/>
      <text:p text:style-name="Normal"><text:span text:style-name="T15">Data Source &amp; Description</text:span></text:p>
      <text:p text:style-name="Normal"><text:span text:style-name="T16">Dataset:</text:span><text:s/>pizza_sales.csv</text:p>
      <text:p text:style-name="Normal"><text:span text:style-name="T17">Key fields:</text:span></text:p>
      <text:list text:style-name="LFO2" text:continue-numbering="true">
        <text:list-item>
          <text:p text:style-name="P18"><text:span text:style-name="T19">order_id</text:span><text:s/>→ Unique identifier for each order</text:p>
        </text:list-item>
        <text:list-item>
          <text:p text:style-name="P20"><text:span text:style-name="T21">pizza_id</text:span><text:s/>→ Unique identifier for each pizza</text:p>
        </text:list-item>
        <text:list-item>
          <text:p text:style-name="P22"><text:span text:style-name="T23">pizza_name</text:span><text:s/>→ Name of the pizza sold</text:p>
        </text:list-item>
        <text:list-item>
          <text:p text:style-name="P24"><text:span text:style-name="T25">quantity</text:span><text:s/>→ Number of pizzas sold per order</text:p>
        </text:list-item>
        <text:list-item>
          <text:p text:style-name="P26"><text:span text:style-name="T27">total_price</text:span><text:s/>→ Total revenue for each transaction</text:p>
        </text:list-item>
        <text:list-item>
          <text:p text:style-name="P28"><text:span text:style-name="T29">date, time</text:span><text:s/>→ Order timestamp for time-based analysis</text:p>
        </text:list-item>
        <text:list-item>
          <text:p text:style-name="P30"><text:span text:style-name="T31">pizza_category, pizza_size</text:span><text:s/>→ Attributes for pizza classification</text:p>
        </text:list-item>
      </text:list>
      <text:p text:style-name="Normal"/>
      <text:p text:style-name="Normal"/>
      <text:p text:style-name="Normal"/>
      <text:p text:style-name="Normal"><text:span text:style-name="T32">Key Performance Indicators (KPIs)</text:span></text:p>
      <text:list text:style-name="LFO3" text:continue-numbering="true">
        <text:list-item>
          <text:p text:style-name="P33"><text:span text:style-name="T34">Total Revenue</text:span><text:s/>= Sum of total_price</text:p>
        </text:list-item>
        <text:list-item>
          <text:p text:style-name="P35"><text:span text:style-name="T36">Total Pizzas Sold</text:span><text:s/>= Sum of quantity</text:p>
        </text:list-item>
        <text:list-item>
          <text:p text:style-name="P37"><text:span text:style-name="T38">Total Orders</text:span><text:s/>= Count of unique order_id</text:p>
        </text:list-item>
        <text:list-item>
          <text:p text:style-name="P39"><text:span text:style-name="T40">Average Order Value (AOV)</text:span><text:s/>= Total Revenue ÷ Total Orders</text:p>
        </text:list-item>
        <text:list-item>
          <text:p text:style-name="P41"><text:span text:style-name="T42">Average Pizza per Order</text:span><text:s/>= Total Pizzas Sold ÷ Total Orders</text:p>
        </text:list-item>
      </text:list>
      <text:p text:style-name="Normal"/>
      <text:p text:style-name="Normal"><text:span text:style-name="T43">Analysis &amp; Visualizations</text:span></text:p>
      <text:p text:style-name="P44">Ingredient Analysis</text:p>
      <text:p text:style-name="Normal">The pizza business aims to understand which ingredients are most frequently used across different pizza types. By identifying the most common ingredients, the store can</text:p>
      <text:p text:style-name="Normal"/>
      <text:p text:style-name="P45">Daily Trend</text:p>
      <text:p text:style-name="Normal">A<text:s/><text:span text:style-name="T46">line/bar chart</text:span><text:s/>showing sales by day of the week.</text:p>
      <text:list text:style-name="LFO4" text:continue-numbering="true">
        <text:list-item>
          <text:p text:style-name="P47">Useful for staffing and operations planning.</text:p>
        </text:list-item>
      </text:list>
      <text:p text:style-name="P48"/>
      <text:p text:style-name="P49">Hourly Trend</text:p>
      <text:p text:style-name="Normal">A<text:s/><text:span text:style-name="T50">line/bar chart</text:span><text:s/>showing sales by hour of the day.</text:p>
      <text:p text:style-name="Normal">Useful for staffing, ingredients, customer rush and operations planning</text:p>
      <text:p text:style-name="P51"/>
      <text:p text:style-name="P52">Monthly Trend</text:p>
      <text:p text:style-name="Normal">A<text:s/><text:span text:style-name="T53">line chart</text:span><text:s/>depicting monthly revenue and orders.</text:p>
      <text:list text:style-name="LFO5" text:continue-numbering="true">
        <text:list-item>
          <text:p text:style-name="P54">Helps track seasonality and identify peak sales months.</text:p>
        </text:list-item>
        <text:list-item>
          <text:p text:style-name="P55">Summer months show higher sales due to promotional campaigns.</text:p>
        </text:list-item>
      </text:list>
      <text:p text:style-name="Normal"/>
      <text:p text:style-name="P56">% of Sales by Category</text:p>
      <text:p text:style-name="Normal">A<text:s/><text:span text:style-name="T57">bar chart</text:span><text:s/>representing revenue and quantity sold for each pizza category (Classic, Supreme, Veggie, Chicken).</text:p>
      <text:soft-page-break/>
      <text:list text:style-name="LFO6" text:continue-numbering="true">
        <text:list-item>
          <text:p text:style-name="P58">Helps identify customer preferences.</text:p>
        </text:list-item>
        <text:list-item>
          <text:p text:style-name="P59">Classic pizzas dominate sales, while Veggie has lower demand.</text:p>
        </text:list-item>
      </text:list>
      <text:p text:style-name="Normal"/>
      <text:p text:style-name="P60">% Sales by Pizza Size &amp; Category</text:p>
      <text:p text:style-name="Normal">A<text:s/><text:span text:style-name="T61">bar/ donut chart</text:span><text:s/>comparing sales revenue and quantity by pizza size (S, M, L, XL).</text:p>
      <text:list text:style-name="LFO7" text:continue-numbering="true">
        <text:list-item>
          <text:p text:style-name="P62">Highlights demand distribution by size and assist inventory planning.</text:p>
        </text:list-item>
        <text:list-item>
          <text:p text:style-name="P63">Large (L) pizzas contribute the highest revenue.</text:p>
        </text:list-item>
      </text:list>
      <text:p text:style-name="Normal"/>
      <text:p text:style-name="P64">Total Pizzas Sold by Pizza Category</text:p>
      <text:list text:style-name="LFO7" text:continue-numbering="true">
        <text:list-item>
          <text:p text:style-name="P65">Manage inventory by stocking ingredients used in the most popular categories.</text:p>
        </text:list-item>
        <text:list-item>
          <text:p text:style-name="P66">Evaluate if low-performing categories should be optimized, redesigned, or discontinued.</text:p>
        </text:list-item>
      </text:list>
      <text:p text:style-name="Normal"/>
      <text:p text:style-name="P67">Top 5 Best-Selling Pizzas</text:p>
      <text:p text:style-name="Normal">A<text:s/><text:span text:style-name="T68">horizontal bar chart</text:span><text:s/>showing pizzas with the highest sales (by revenue, orders or quantity).</text:p>
      <text:list text:style-name="LFO8" text:continue-numbering="true">
        <text:list-item>
          <text:p text:style-name="P69">Supports promotional and menu strategy.</text:p>
        </text:list-item>
      </text:list>
      <text:p text:style-name="Normal"/>
      <text:p text:style-name="P70">Bottom 5 Least-Selling Pizzas</text:p>
      <text:p text:style-name="Normal">A<text:s/><text:span text:style-name="T71">horizontal bar chart</text:span><text:s/>of pizzas with the lowest sales.</text:p>
      <text:list text:style-name="LFO9" text:continue-numbering="true">
        <text:list-item>
          <text:p text:style-name="P72">Identifies products for improvement or possible removal from the menu.</text:p>
        </text:list-item>
      </text:list>
      <text:p text:style-name="Normal"/>
      <text:p text:style-name="Normal"/>
      <text:p text:style-name="Normal"><text:span text:style-name="T73">Business Questions Answered</text:span></text:p>
      <text:list text:style-name="LFO10" text:continue-numbering="true">
        <text:list-item>
          <text:p text:style-name="P74">What is the total revenue generated?</text:p>
        </text:list-item>
        <text:list-item>
          <text:p text:style-name="P75">How many pizzas were sold in total?</text:p>
        </text:list-item>
        <text:list-item>
          <text:p text:style-name="P76">Which category and size of pizzas perform best?</text:p>
        </text:list-item>
        <text:list-item>
          <text:p text:style-name="P77">Which pizzas are the top and bottom performers?</text:p>
        </text:list-item>
        <text:list-item>
          <text:p text:style-name="P78">What is the average order value and average pizzas per order?</text:p>
        </text:list-item>
        <text:list-item>
          <text:p text:style-name="P79">What are the sales trends by day, month, and time of day?</text:p>
        </text:list-item>
      </text:list>
      <text:p text:style-name="Normal"/>
      <text:p text:style-name="Normal"/>
      <text:p text:style-name="Normal"><text:span text:style-name="T80">Deliverables</text:span></text:p>
      <text:list text:style-name="LFO11" text:continue-numbering="true">
        <text:list-item>
          <text:p text:style-name="P81">Jupyter Notebook with complete Python analysis.</text:p>
        </text:list-item>
        <text:list-item>
          <text:p text:style-name="P82">Visualizations (bar charts, line charts, trend charts).</text:p>
        </text:list-item>
        <text:list-item>
          <text:p text:style-name="P83">Business Requirements Document (BRD).</text:p>
        </text:list-item>
        <text:list-item>
          <text:p text:style-name="P84">Insights and recommendations for management.</text:p>
        </text:list-item>
      </text:list>
      <text:p text:style-name="Normal"/>
      <text:p text:style-name="Normal"/>
      <text:p text:style-name="Normal"/>
      <text:p text:style-name="Normal"><text:span text:style-name="T85">Conclusion &amp; Recommendations</text:span></text:p>
      <text:p text:style-name="Normal">The analysis provides a comprehensive view of pizza sales performance. Management can leverage these insights to:</text:p>
      <text:list text:style-name="LFO12" text:continue-numbering="true">
        <text:list-item>
          <text:p text:style-name="P86">Focus marketing on high-performing categories.</text:p>
        </text:list-item>
        <text:list-item>
          <text:p text:style-name="P87">Optimize the menu by reconsidering least-selling pizzas.</text:p>
        </text:list-item>
        <text:list-item>
          <text:p text:style-name="P88">Plan inventory and staffing based on sales peaks.</text:p>
        </text:list-item>
        <text:list-item>
          <text:p text:style-name="P89">Monitor KPIs regularly through dashboards for continuous improvement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Times New Roman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style:font-name-complex="Times New Roman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style:font-name-complex="Times New Roman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style:font-name-complex="Times New Roman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style:font-name-complex="Times New Roman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style:font-name-complex="Times New Roman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style:font-name-complex="Times New Roman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style:font-name-complex="Times New Roman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style:font-name-complex="Times New Roman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style:font-name-complex="Times New Roman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style:font-name-complex="Times New Roman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ewakar kumar</meta:initial-creator>
    <dc:creator>deewakar kumar</dc:creator>
    <meta:creation-date>2025-10-07T13:59:00Z</meta:creation-date>
    <dc:date>2025-10-07T14:04:00Z</dc:date>
    <meta:template xlink:href="Normal" xlink:type="simple"/>
    <meta:editing-cycles>1</meta:editing-cycles>
    <meta:editing-duration>PT120S</meta:editing-duration>
    <meta:document-statistic meta:page-count="4" meta:paragraph-count="7" meta:word-count="597" meta:character-count="3998" meta:row-count="28" meta:non-whitespace-character-count="3408"/>
  </office:meta>
</office:document-meta>
</file>